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900004ED4000030FE44F1335B.svm" manifest:media-type=""/>
  <manifest:file-entry manifest:full-path="Pictures/10000000000003F0000002C47D3FEE74.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sans-serif" svg:font-family="sans-serif"/>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6.995cm" table:align="left"/>
    </style:style>
    <style:style style:name="Tabelle1.A" style:family="table-column">
      <style:table-column-properties style:column-width="2.408cm"/>
    </style:style>
    <style:style style:name="Tabelle1.B" style:family="table-column">
      <style:table-column-properties style:column-width="8.925cm"/>
    </style:style>
    <style:style style:name="Tabelle1.C" style:family="table-column">
      <style:table-column-properties style:column-width="5.662cm"/>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Standard">
      <style:text-properties officeooo:rsid="00198dfb" officeooo:paragraph-rsid="00198dfb"/>
    </style:style>
    <style:style style:name="P3" style:family="paragraph" style:parent-style-name="Standard">
      <style:text-properties style:font-name="Liberation Serif" fo:font-size="12pt" style:font-size-asian="12pt" style:font-size-complex="12pt"/>
    </style:style>
    <style:style style:name="P4" style:family="paragraph" style:parent-style-name="Standard">
      <style:text-properties style:font-name="Liberation Serif" fo:font-size="12pt" officeooo:rsid="00198dfb" officeooo:paragraph-rsid="00198dfb" style:font-size-asian="12pt" style:font-size-complex="12pt"/>
    </style:style>
    <style:style style:name="P5" style:family="paragraph" style:parent-style-name="Standard">
      <style:text-properties officeooo:paragraph-rsid="001e895a"/>
    </style:style>
    <style:style style:name="P6" style:family="paragraph" style:parent-style-name="Standard">
      <style:text-properties officeooo:rsid="001e895a" officeooo:paragraph-rsid="001e895a"/>
    </style:style>
    <style:style style:name="P7" style:family="paragraph" style:parent-style-name="Standard">
      <style:text-properties officeooo:rsid="00204a89" officeooo:paragraph-rsid="00204a89"/>
    </style:style>
    <style:style style:name="P8" style:family="paragraph" style:parent-style-name="Standard">
      <style:paragraph-properties fo:text-align="center" style:justify-single-word="false"/>
      <style:text-properties fo:font-weight="bold" officeooo:rsid="0028b959" officeooo:paragraph-rsid="0028b959" style:font-weight-asian="bold" style:font-weight-complex="bold"/>
    </style:style>
    <style:style style:name="P9" style:family="paragraph" style:parent-style-name="Standard">
      <style:paragraph-properties fo:text-align="center" style:justify-single-word="false"/>
      <style:text-properties fo:font-size="14pt" fo:font-weight="bold" officeooo:rsid="0028b959" officeooo:paragraph-rsid="0028b959"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66pt" fo:font-weight="bold" officeooo:rsid="0028b959" officeooo:paragraph-rsid="0028b959" style:font-size-asian="66pt" style:font-weight-asian="bold" style:font-size-complex="66pt" style:font-weight-complex="bold"/>
    </style:style>
    <style:style style:name="P11" style:family="paragraph" style:parent-style-name="Text_20_body">
      <style:text-properties officeooo:rsid="00198dfb" officeooo:paragraph-rsid="001a6b6d"/>
    </style:style>
    <style:style style:name="P12" style:family="paragraph" style:parent-style-name="Text_20_body">
      <style:text-properties officeooo:rsid="001c40e2" officeooo:paragraph-rsid="001c40e2"/>
    </style:style>
    <style:style style:name="P13" style:family="paragraph" style:parent-style-name="Text_20_body">
      <style:text-properties officeooo:rsid="001d3d93" officeooo:paragraph-rsid="001d3d93"/>
    </style:style>
    <style:style style:name="P14" style:family="paragraph" style:parent-style-name="Text_20_body">
      <style:text-properties officeooo:rsid="001dddfc" officeooo:paragraph-rsid="001dddfc"/>
    </style:style>
    <style:style style:name="P15" style:family="paragraph" style:parent-style-name="Text_20_body">
      <style:text-properties officeooo:rsid="002241d6" officeooo:paragraph-rsid="002241d6"/>
    </style:style>
    <style:style style:name="P16" style:family="paragraph" style:parent-style-name="Text_20_body">
      <style:text-properties officeooo:rsid="002241d6" officeooo:paragraph-rsid="0028b959"/>
    </style:style>
    <style:style style:name="P17" style:family="paragraph" style:parent-style-name="Text_20_body">
      <style:text-properties officeooo:paragraph-rsid="0028b959"/>
    </style:style>
    <style:style style:name="P18" style:family="paragraph" style:parent-style-name="Table_20_Contents">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19" style:family="paragraph" style:parent-style-name="Standard" style:master-page-name="First_20_Page">
      <style:paragraph-properties fo:text-align="center" style:justify-single-word="false" style:page-number="auto"/>
      <style:text-properties fo:font-size="66pt" fo:font-weight="bold" officeooo:rsid="0028b959" officeooo:paragraph-rsid="0028b959" style:font-size-asian="66pt" style:font-weight-asian="bold" style:font-size-complex="66pt" style:font-weight-complex="bold"/>
    </style:style>
    <style:style style:name="P20" style:family="paragraph" style:parent-style-name="Standard">
      <style:text-properties officeooo:rsid="001e895a" officeooo:paragraph-rsid="001e895a"/>
    </style:style>
    <style:style style:name="P21" style:family="paragraph" style:parent-style-name="Standard" style:list-style-name="L2">
      <style:text-properties officeooo:rsid="00204a89" officeooo:paragraph-rsid="00204a89"/>
    </style:style>
    <style:style style:name="P22" style:family="paragraph" style:parent-style-name="Standard" style:list-style-name="L2">
      <style:text-properties fo:color="#000000" style:font-name="Consolas" fo:font-size="10pt" officeooo:rsid="00204a89" officeooo:paragraph-rsid="00204a89" style:font-size-asian="10pt"/>
    </style:style>
    <style:style style:name="P23" style:family="paragraph" style:parent-style-name="Text_20_body">
      <style:text-properties officeooo:rsid="002241d6" officeooo:paragraph-rsid="0028b959"/>
    </style:style>
    <style:style style:name="P24" style:family="paragraph" style:parent-style-name="Text_20_body">
      <style:paragraph-properties>
        <style:tab-stops>
          <style:tab-stop style:position="1.226cm"/>
        </style:tab-stops>
      </style:paragraph-properties>
      <style:text-properties officeooo:rsid="002cda33" officeooo:paragraph-rsid="002cda33"/>
    </style:style>
    <style:style style:name="P25" style:family="paragraph" style:parent-style-name="Text_20_body">
      <style:paragraph-properties>
        <style:tab-stops>
          <style:tab-stop style:position="1.226cm"/>
        </style:tab-stops>
      </style:paragraph-properties>
      <style:text-properties officeooo:rsid="002d447a" officeooo:paragraph-rsid="002d447a"/>
    </style:style>
    <style:style style:name="P26" style:family="paragraph" style:parent-style-name="Text_20_body">
      <style:paragraph-properties>
        <style:tab-stops>
          <style:tab-stop style:position="1.226cm"/>
        </style:tab-stops>
      </style:paragraph-properties>
      <style:text-properties officeooo:rsid="002f3cd7" officeooo:paragraph-rsid="002f3cd7"/>
    </style:style>
    <style:style style:name="P27" style:family="paragraph" style:parent-style-name="Text_20_body">
      <style:text-properties officeooo:rsid="002f3cd7" officeooo:paragraph-rsid="002f3cd7"/>
    </style:style>
    <style:style style:name="P28" style:family="paragraph" style:parent-style-name="Text_20_body" style:list-style-name="">
      <style:text-properties officeooo:rsid="0034e83a" officeooo:paragraph-rsid="0034e83a"/>
    </style:style>
    <style:style style:name="P29" style:family="paragraph" style:parent-style-name="Text_20_body">
      <style:text-properties officeooo:rsid="0034e83a" officeooo:paragraph-rsid="0034e83a"/>
    </style:style>
    <style:style style:name="P30" style:family="paragraph" style:parent-style-name="Text_20_body">
      <style:text-properties officeooo:paragraph-rsid="0034e83a"/>
    </style:style>
    <style:style style:name="P31" style:family="paragraph" style:parent-style-name="Text_20_body">
      <style:text-properties officeooo:rsid="0036528a" officeooo:paragraph-rsid="0036528a"/>
    </style:style>
    <style:style style:name="P32" style:family="paragraph" style:parent-style-name="Table_20_Contents" style:list-style-name="L1">
      <style:text-properties officeooo:paragraph-rsid="003b822b"/>
    </style:style>
    <style:style style:name="P33" style:family="paragraph" style:parent-style-name="Table_20_Contents">
      <style:text-properties style:font-name="Liberation Sans" fo:font-size="16.1000003814697pt" style:font-name-asian="Microsoft YaHei" style:font-size-asian="16.1000003814697pt" style:font-name-complex="Mangal" style:font-size-complex="16.1000003814697pt"/>
    </style:style>
    <style:style style:name="P34" style:family="paragraph" style:parent-style-name="Table_20_Contents" style:list-style-name="L1">
      <style:text-properties style:font-name="Liberation Sans" fo:font-size="16.1000003814697pt" officeooo:rsid="002aa672" officeooo:paragraph-rsid="002aa672" style:font-name-asian="Microsoft YaHei" style:font-size-asian="16.1000003814697pt" style:font-name-complex="Mangal" style:font-size-complex="16.1000003814697pt"/>
    </style:style>
    <style:style style:name="P35" style:family="paragraph" style:parent-style-name="Table_20_Contents" style:list-style-name="L1">
      <style:text-properties style:font-name="Liberation Sans" fo:font-size="16.1000003814697pt" officeooo:rsid="002c5394" officeooo:paragraph-rsid="002c5394" style:font-name-asian="Microsoft YaHei" style:font-size-asian="16.1000003814697pt" style:font-name-complex="Mangal" style:font-size-complex="16.1000003814697pt"/>
    </style:style>
    <style:style style:name="P36" style:family="paragraph" style:parent-style-name="Table_20_Contents">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37" style:family="paragraph" style:parent-style-name="Table_20_Contents" style:list-style-name="L1">
      <style:text-properties style:font-name="Liberation Sans" fo:font-size="16.1000003814697pt" officeooo:rsid="0036528a" officeooo:paragraph-rsid="0036528a" style:font-name-asian="Microsoft YaHei" style:font-size-asian="16.1000003814697pt" style:font-name-complex="Mangal" style:font-size-complex="16.1000003814697pt"/>
    </style:style>
    <style:style style:name="P38" style:family="paragraph" style:parent-style-name="Table_20_Contents" style:list-style-name="L1">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39" style:family="paragraph" style:parent-style-name="Table_20_Contents">
      <style:text-properties style:font-name="Liberation Sans" fo:font-size="16.1000003814697pt" officeooo:rsid="0038009f" officeooo:paragraph-rsid="0038009f" style:font-name-asian="Microsoft YaHei" style:font-size-asian="16.1000003814697pt" style:font-name-complex="Mangal" style:font-size-complex="16.1000003814697pt"/>
    </style:style>
    <style:style style:name="P40" style:family="paragraph" style:parent-style-name="Table_20_Contents">
      <style:text-properties style:font-name="Liberation Sans" fo:font-size="16.1000003814697pt" officeooo:rsid="003b822b" officeooo:paragraph-rsid="003b822b" style:font-name-asian="Microsoft YaHei" style:font-size-asian="16.1000003814697pt" style:font-name-complex="Mangal" style:font-size-complex="16.1000003814697pt"/>
    </style:style>
    <style:style style:name="P41" style:family="paragraph" style:parent-style-name="Contents_20_1">
      <style:paragraph-properties>
        <style:tab-stops>
          <style:tab-stop style:position="17cm" style:type="right" style:leader-style="dotted" style:leader-text="."/>
        </style:tab-stops>
      </style:paragraph-properties>
    </style:style>
    <style:style style:name="P42" style:family="paragraph" style:parent-style-name="Contents_20_2">
      <style:paragraph-properties>
        <style:tab-stops>
          <style:tab-stop style:position="0.3cm"/>
          <style:tab-stop style:position="17cm" style:type="right" style:leader-style="dotted" style:leader-text="."/>
        </style:tab-stops>
      </style:paragraph-properties>
    </style:style>
    <style:style style:name="P43" style:family="paragraph" style:parent-style-name="Heading_20_1">
      <style:paragraph-properties fo:break-before="page"/>
    </style:style>
    <style:style style:name="P44" style:family="paragraph" style:parent-style-name="Heading_20_1" style:list-style-name="">
      <style:paragraph-properties fo:break-before="page"/>
      <style:text-properties officeooo:rsid="0028b959" officeooo:paragraph-rsid="0028b959"/>
    </style:style>
    <style:style style:name="P45" style:family="paragraph" style:parent-style-name="Heading_20_1">
      <style:paragraph-properties fo:break-before="page"/>
      <style:text-properties officeooo:rsid="001c40e2" officeooo:paragraph-rsid="001c40e2"/>
    </style:style>
    <style:style style:name="P46" style:family="paragraph" style:parent-style-name="Heading_20_1" style:list-style-name="">
      <style:paragraph-properties fo:break-before="page"/>
      <style:text-properties officeooo:rsid="0034e83a" officeooo:paragraph-rsid="0034e83a"/>
    </style:style>
    <style:style style:name="P47" style:family="paragraph" style:parent-style-name="Heading_20_3">
      <style:text-properties officeooo:rsid="0034e83a" officeooo:paragraph-rsid="0034e83a"/>
    </style:style>
    <style:style style:name="P48" style:family="paragraph" style:parent-style-name="Heading_20_2">
      <style:text-properties officeooo:rsid="0028b959" officeooo:paragraph-rsid="0028b959"/>
    </style:style>
    <style:style style:name="P49" style:family="paragraph" style:parent-style-name="Heading_20_2">
      <style:text-properties officeooo:paragraph-rsid="001d3d93"/>
    </style:style>
    <style:style style:name="P50" style:family="paragraph" style:parent-style-name="Heading_20_2">
      <style:text-properties officeooo:rsid="001e895a" officeooo:paragraph-rsid="001e895a"/>
    </style:style>
    <style:style style:name="T1" style:family="text">
      <style:text-properties officeooo:rsid="0028b959"/>
    </style:style>
    <style:style style:name="T2" style:family="text">
      <style:text-properties officeooo:rsid="00198dfb"/>
    </style:style>
    <style:style style:name="T3" style:family="text">
      <style:text-properties officeooo:rsid="001a6b6d"/>
    </style:style>
    <style:style style:name="T4" style:family="text">
      <style:text-properties fo:color="#000000"/>
    </style:style>
    <style:style style:name="T5" style:family="text">
      <style:text-properties fo:color="#000000" officeooo:rsid="001a6b6d"/>
    </style:style>
    <style:style style:name="T6" style:family="text">
      <style:text-properties fo:color="#000000" style:font-name="Consolas" fo:font-size="10pt" style:font-size-asian="10pt"/>
    </style:style>
    <style:style style:name="T7" style:family="text">
      <style:text-properties fo:color="#000000" style:font-name="Consolas" fo:font-size="10pt" officeooo:rsid="00204a89" style:font-size-asian="10pt"/>
    </style:style>
    <style:style style:name="T8" style:family="text">
      <style:text-properties fo:color="#000000" style:font-name="Consolas" fo:font-size="10pt" style:text-underline-style="solid" style:text-underline-width="auto" style:text-underline-color="font-color" style:font-size-asian="10pt"/>
    </style:style>
    <style:style style:name="T9" style:family="text">
      <style:text-properties fo:color="#000000" officeooo:rsid="0026d153"/>
    </style:style>
    <style:style style:name="T10" style:family="text">
      <style:text-properties officeooo:rsid="001c40e2"/>
    </style:style>
    <style:style style:name="T11" style:family="text">
      <style:text-properties officeooo:rsid="001dddfc"/>
    </style:style>
    <style:style style:name="T12" style:family="text">
      <style:text-properties officeooo:rsid="001e895a"/>
    </style:style>
    <style:style style:name="T13" style:family="text">
      <style:text-properties fo:color="#6a3e3e" style:font-name="Consolas" fo:font-size="10pt" style:font-size-asian="10pt"/>
    </style:style>
    <style:style style:name="T14" style:family="text">
      <style:text-properties officeooo:rsid="00204a89"/>
    </style:style>
    <style:style style:name="T15" style:family="text">
      <style:text-properties fo:color="#7f0055" style:font-name="Consolas" fo:font-size="10pt" fo:font-weight="bold" style:font-size-asian="10pt" style:font-weight-asian="bold"/>
    </style:style>
    <style:style style:name="T16" style:family="text">
      <style:text-properties officeooo:rsid="0021e9e5"/>
    </style:style>
    <style:style style:name="T17" style:family="text">
      <style:text-properties officeooo:rsid="0023a523"/>
    </style:style>
    <style:style style:name="T18" style:family="text">
      <style:text-properties officeooo:rsid="0023eb75"/>
    </style:style>
    <style:style style:name="T19" style:family="text">
      <style:text-properties officeooo:rsid="00285c4c"/>
    </style:style>
    <style:style style:name="T20" style:family="text">
      <style:text-properties style:font-name="Liberation Sans" fo:font-size="16.1000003814697pt" officeooo:rsid="003b822b" style:font-name-asian="Microsoft YaHei" style:font-size-asian="16.1000003814697pt" style:font-name-complex="Mangal" style:font-size-complex="16.1000003814697pt"/>
    </style:style>
    <style:style style:name="T21" style:family="text">
      <style:text-properties officeooo:rsid="002c9fe4"/>
    </style:style>
    <style:style style:name="T22" style:family="text">
      <style:text-properties officeooo:rsid="002cda33"/>
    </style:style>
    <style:style style:name="T23" style:family="text">
      <style:text-properties officeooo:rsid="002f3cd7"/>
    </style:style>
    <style:style style:name="T24" style:family="text">
      <style:text-properties officeooo:rsid="002fbb09"/>
    </style:style>
    <style:style style:name="T25" style:family="text">
      <style:text-properties officeooo:rsid="0031330e"/>
    </style:style>
    <style:style style:name="T26" style:family="text">
      <style:text-properties officeooo:rsid="0036528a"/>
    </style:style>
    <style:style style:name="T27" style:family="text">
      <style:text-properties officeooo:rsid="00398d9f"/>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63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7" number:automatic-order="true">
      <number:day number:style="long"/>
      <number:text>.</number:text>
      <number:month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10"/>
      <text:p text:style-name="P10"/>
      <text:p text:style-name="P10"/>
      <text:p text:style-name="P10">GKA Praktikum</text:p>
      <text:p text:style-name="P8">Version 0.1</text:p>
      <text:p text:style-name="P8">Stand: <text:date style:data-style-name="N37" text:date-value="2014-10-08T19:34:58.108000075">08.10.14</text:date></text:p>
      <text:p text:style-name="P9">Jana Wengenroth, Claus Torben Haug</text:p>
      <text:h text:style-name="P43" text:outline-level="1"><text:bookmark-start text:name="__RefHeading__274_1511015752"/>Inhalt<text:bookmark-end text:name="__RefHeading__274_1511015752"/></text:h>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tab-stop style:type="left" style:position="0.3cm" style:leader-char=" "/>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Inhaltsverzeichnis1_Head">
            <text:p text:style-name="Contents_20_Heading">Inhaltsverzeichnis</text:p>
          </text:index-title>
          <text:p text:style-name="P41"><text:a xlink:type="simple" xlink:href="#__RefHeading__274_1511015752" text:style-name="Index_20_Link" text:visited-style-name="Index_20_Link">Inhalt<text:tab/>2</text:a></text:p>
          <text:p text:style-name="P41"><text:a xlink:type="simple" xlink:href="#__RefHeading__710_1511015752" text:style-name="Index_20_Link" text:visited-style-name="Index_20_Link">Versionen<text:tab/>3</text:a></text:p>
          <text:p text:style-name="P41"><text:a xlink:type="simple" xlink:href="#__RefHeading__276_1511015752" text:style-name="Index_20_Link" text:visited-style-name="Index_20_Link">Das GUI<text:tab/>4</text:a></text:p>
          <text:p text:style-name="P41"><text:a xlink:type="simple" xlink:href="#__RefHeading__278_1511015752" text:style-name="Index_20_Link" text:visited-style-name="Index_20_Link">Das Graphtype Enumerable<text:tab/>5</text:a></text:p>
          <text:p text:style-name="P41"><text:a xlink:type="simple" xlink:href="#__RefHeading__280_1511015752" text:style-name="Index_20_Link" text:visited-style-name="Index_20_Link">Die GKAEdge Klasse<text:tab/>5</text:a></text:p>
          <text:p text:style-name="P41"><text:a xlink:type="simple" xlink:href="#__RefHeading__282_1511015752" text:style-name="Index_20_Link" text:visited-style-name="Index_20_Link">Die GKAGraph Klasse<text:tab/>5</text:a></text:p>
          <text:p text:style-name="P42"><text:tab/><text:a xlink:type="simple" xlink:href="#__RefHeading__284_1511015752" text:style-name="Index_20_Link" text:visited-style-name="Index_20_Link">static newGraph(Graphtype)<text:tab/>5</text:a></text:p>
          <text:p text:style-name="P42"><text:tab/><text:a xlink:type="simple" xlink:href="#__RefHeading__286_1511015752" text:style-name="Index_20_Link" text:visited-style-name="Index_20_Link">static newGraph(File)<text:tab/>5</text:a></text:p>
          <text:p text:style-name="P42"><text:tab/><text:a xlink:type="simple" xlink:href="#__RefHeading__288_1511015752" text:style-name="Index_20_Link" text:visited-style-name="Index_20_Link">shortesPathBroad(String, String)<text:tab/>5</text:a></text:p>
          <text:p text:style-name="P41"><text:a xlink:type="simple" xlink:href="#__RefHeading__290_1511015752" text:style-name="Index_20_Link" text:visited-style-name="Index_20_Link">Die Breitensuche<text:tab/>6</text:a></text:p>
          <text:p text:style-name="P42"><text:tab/><text:a xlink:type="simple" xlink:href="#__RefHeading__292_1511015752" text:style-name="Index_20_Link" text:visited-style-name="Index_20_Link">Prinzipielle Vorgehensweise unseres Algorithmus<text:tab/>6</text:a></text:p>
          <text:p text:style-name="P41"><text:a xlink:type="simple" xlink:href="#__RefHeading__424_1749958697" text:style-name="Index_20_Link" text:visited-style-name="Index_20_Link">Beantwortung der Fragen aus Aufgabe 1<text:tab/>7</text:a></text:p>
          <text:p text:style-name="P42"><text:tab/><text:a xlink:type="simple" xlink:href="#__RefHeading__426_1749958697" text:style-name="Index_20_Link" text:visited-style-name="Index_20_Link">Frage 1<text:tab/>7</text:a></text:p>
          <text:p text:style-name="P42"><text:tab/><text:a xlink:type="simple" xlink:href="#__RefHeading__428_1749958697" text:style-name="Index_20_Link" text:visited-style-name="Index_20_Link">Frage 2<text:tab/>7</text:a></text:p>
          <text:p text:style-name="P42"><text:tab/><text:a xlink:type="simple" xlink:href="#__RefHeading__430_1749958697" text:style-name="Index_20_Link" text:visited-style-name="Index_20_Link">Frage 3<text:tab/>7</text:a></text:p>
        </text:index-body>
      </text:table-of-content>
      <text:p text:style-name="Text_20_body"/>
      <text:h text:style-name="P44" text:outline-level="1"><text:bookmark-start text:name="__RefHeading__710_1511015752"/>Versionen<text:bookmark-end text:name="__RefHeading__710_1511015752"/></text:h>
      <table:table table:name="Tabelle1" table:style-name="Tabelle1">
        <table:table-column table:style-name="Tabelle1.A"/>
        <table:table-column table:style-name="Tabelle1.B"/>
        <table:table-column table:style-name="Tabelle1.C"/>
        <table:table-row>
          <table:table-cell table:style-name="Tabelle1.A1" office:value-type="string">
            <text:p text:style-name="P18">Version</text:p>
          </table:table-cell>
          <table:table-cell table:style-name="Tabelle1.A1" office:value-type="string">
            <text:p text:style-name="P18">Stand</text:p>
          </table:table-cell>
          <table:table-cell table:style-name="Tabelle1.C1" office:value-type="string">
            <text:p text:style-name="P18">BearbeitungsZeit</text:p>
          </table:table-cell>
        </table:table-row>
        <table:table-row>
          <table:table-cell table:style-name="Tabelle1.A2" office:value-type="string">
            <text:p text:style-name="P18">0.1</text:p>
          </table:table-cell>
          <table:table-cell table:style-name="Tabelle1.A2" office:value-type="string">
            <text:list xml:id="list1505298762686344443" text:style-name="L1">
              <text:list-item>
                <text:p text:style-name="P34">Einlesen von Graphen</text:p>
              </text:list-item>
              <text:list-item>
                <text:p text:style-name="P34">Speichern von Graphen</text:p>
              </text:list-item>
              <text:list-item>
                <text:p text:style-name="P34">Ausgeben von Graphen via Swing und Jgraph<text:span text:style-name="T21">x</text:span></text:p>
              </text:list-item>
              <text:list-item>
                <text:p text:style-name="P34">Verändern von Graphen</text:p>
              </text:list-item>
              <text:list-item>
                <text:p text:style-name="P35">Breitensuche für den kürzesten Weg</text:p>
              </text:list-item>
              <text:list-item>
                <text:p text:style-name="P37">Fehler Korrekturen</text:p>
              </text:list-item>
              <text:list-item>
                <text:p text:style-name="P35">Tests für das Einlesen</text:p>
              </text:list-item>
              <text:list-item>
                <text:p text:style-name="P35">Tests für die Breitensuche</text:p>
              </text:list-item>
              <text:list-item>
                <text:p text:style-name="P38">Tests für das Speichern</text:p>
              </text:list-item>
            </text:list>
            <text:p text:style-name="P39"/>
            <text:list xml:id="list193458144146042" text:continue-numbering="true" text:style-name="L1">
              <text:list-item>
                <text:p text:style-name="P32"><text:span text:style-name="T20">GESAMT:</text:span></text:p>
              </text:list-item>
            </text:list>
          </table:table-cell>
          <table:table-cell table:style-name="Tabelle1.C2" office:value-type="string">
            <text:p text:style-name="P36">16 Stunden</text:p>
            <text:p text:style-name="P36">1 Stunde</text:p>
            <text:p text:style-name="P36">8 Stunden</text:p>
            <text:p text:style-name="P33"/>
            <text:p text:style-name="P36">16 Stunden</text:p>
            <text:p text:style-name="P36">4 Stunden</text:p>
            <text:p text:style-name="P36"/>
            <text:p text:style-name="P36">16 Stunden</text:p>
            <text:p text:style-name="P36">4 Stunden</text:p>
            <text:p text:style-name="P36">2 Stunden</text:p>
            <text:p text:style-name="P39"><text:span text:style-name="T27">1</text:span> Stunde</text:p>
            <text:p text:style-name="P39"/>
            <text:p text:style-name="P40">68</text:p>
          </table:table-cell>
        </table:table-row>
      </table:table>
      <text:h text:style-name="P48" text:outline-level="2"/>
      <text:p text:style-name="P17"/>
      <text:h text:style-name="P43" text:outline-level="1"><text:bookmark-start text:name="__RefHeading__276_1511015752"/>Das GUI<text:bookmark-end text:name="__RefHeading__276_1511015752"/></text:h>
      <text:p text:style-name="P2"/>
      <text:p text:style-name="P3"><draw:frame draw:style-name="fr1" draw:name="Bild1" text:anchor-type="paragraph" svg:width="17cm" svg:height="11.94cm" draw:z-index="0"><draw:image xlink:href="Pictures/10000000000003F0000002C47D3FEE74.png" xlink:type="simple" xlink:show="embed" xlink:actuate="onLoad"/></draw:frame></text:p>
      <text:p text:style-name="P3">Das GUI ist aufgeteilt in 4 Hauptkomponenten. Die obere Komponente enthält alle graphübergreifenden Elemente, die rechte die Elemente, die den aktuellen Graph betreffen,</text:p>
      <text:p text:style-name="P3">die untere eine Textausgabe und die mittlere den Graph. Das GUI basiert auf SWING und Jgraphx.</text:p>
      <text:p text:style-name="P3"><text:span text:style-name="T2">Der Graph wird mit Hilfe von der </text:span><text:span text:style-name="T4">mxGraphComponent </text:span><text:span text:style-name="T5">dargestellt. Diese benötigt eine Verknüpfung zu einem mxGrap</text:span><text:span text:style-name="T9">h</text:span><text:span text:style-name="T5">en.</text:span></text:p>
      <text:p text:style-name="P4"/>
      <text:p text:style-name="P2"/>
      <text:p text:style-name="P2"/>
      <text:h text:style-name="P45" text:outline-level="1"><text:bookmark-start text:name="__RefHeading__278_1511015752"/>Das Graphtype Enumerable<text:bookmark-end text:name="__RefHeading__278_1511015752"/></text:h>
      <text:p text:style-name="P12">Dieses Enumerable enthält die möglichen Graphtypen <text:span text:style-name="T21">(gerichtet, ungerichtet, gerichtet-gewichtet, ungerichtet-gewichtet)</text:span>, diese werden bei der Erstellung des Graphen angegeben.</text:p>
      <text:h text:style-name="Heading_20_1" text:outline-level="1"><text:bookmark-start text:name="__RefHeading__280_1511015752"/>Die GKAEdge Klasse<text:bookmark-end text:name="__RefHeading__280_1511015752"/></text:h>
      <text:p text:style-name="P2">Die Klasse GKAEdge wurde von der Klasse DefaultEdge aus dem Paket Jgrapht abgeleitet. <text:span text:style-name="T10">Sie ist</text:span> um Funktionen zum <text:span text:style-name="T10">S</text:span>peichern von Kantennamen und Kantengewichtungen erweitert.</text:p>
      <text:p text:style-name="P2"/>
      <text:h text:style-name="Heading_20_1" text:outline-level="1"><text:bookmark-start text:name="__RefHeading__282_1511015752"/>Die GKAGraph Klasse<text:bookmark-end text:name="__RefHeading__282_1511015752"/></text:h>
      <text:p text:style-name="P11">Die GKAGraph Klasse ist eine Wrapperklasse für einen <text:span text:style-name="T3">ListenableG</text:span>raph aus dem Paket Jgrapht und einen mxGraph aus dem Packet Jgraphx. Der mxGraph wird für die Ausgabe im GUI benötigt und hält Informationen über Positionen der Graphelemente. Diese<text:span text:style-name="T3">r</text:span> <text:span text:style-name="T3">wird dem GUI übergeben. Der ListenableGraph ist der eigentliche Datentyp für den Graphen, der mxGraph ist Listener auf diesem und bekommt so Veränderungen automatisch mit, somit werden alle Graphoperationen auf dem ListenableGraph ausgeführt und dem GUI automatisch mitgeteilt.</text:span></text:p>
      <text:p text:style-name="P14">Zurzeit wird der listenableGraph mit einem <text:span text:style-name="T18">Pseudograph</text:span> oder directed<text:span text:style-name="T18">Pseudograph</text:span> aus dem Jgrapht Paket befüllt. <text:span text:style-name="T18">Der PseudoGraph wird hier genutzt, um sicherzustellen, dass Loops erlaubt sind.</text:span></text:p>
      <text:h text:style-name="P49" text:outline-level="2"><text:bookmark-start text:name="__RefHeading__284_1511015752"/>static newGraph(<text:span text:style-name="T10">Graphtype</text:span>)<text:bookmark-end text:name="__RefHeading__284_1511015752"/></text:h>
      <text:p text:style-name="P13">Erstellt einen neuen Graphen<text:span text:style-name="T11">.</text:span></text:p>
      <text:h text:style-name="P50" text:outline-level="2"><text:bookmark-start text:name="__RefHeading__286_1511015752"/>static newGraph(File)<text:bookmark-end text:name="__RefHeading__286_1511015752"/></text:h>
      <text:p text:style-name="P6">Erstellt aus einer gegebenen Datei einen neuen Graphen. </text:p>
      <text:p text:style-name="P6">Die Datei muss folgendes Format einhalten:</text:p>
      <text:p text:style-name="P5"><text:tab/><text:span text:style-name="T12">directed Graph: </text:span>&lt;name node1&gt;<text:span text:style-name="T12">[</text:span>[ -&gt; &lt;name node2&gt;][(edge name)][: &lt;edgeweight&gt;]<text:span text:style-name="T12">]</text:span>; </text:p>
      <text:p text:style-name="P5"><text:tab/><text:span text:style-name="T12">undirected Graph: </text:span>&lt;name node1&gt;<text:span text:style-name="T12">[</text:span>[ -- &lt;name node2&gt;][(edge name)][: &lt;edgeweight&gt;]<text:span text:style-name="T12">]</text:span>; </text:p>
      <text:p text:style-name="P6">Es werden keine gemischten Graphen unterstützt, sollte innerhalb einer Datei die Notation gemischt werden, wird ein Fehler ausgegeben.</text:p>
      <text:p text:style-name="P6">Sollte innerhalb einer Datei in einer Zeile ein Edgeweight angegeben sein, wird angenommen, dass es sich um einen gewichteten Graphen handelt, und das Edgeweight bei <text:span text:style-name="T21">Z</text:span>eilen ohne Edgeweight standardmäßig auf 1.0 gesetzt.</text:p>
      <text:p text:style-name="Text_20_body"><text:span text:style-name="T19">Die angegebene Datei wird im „</text:span>ISO-8859-1“ <text:span text:style-name="T19">F</text:span>ormat eingelesen, <text:span text:style-name="T19">um Umlaute zuzulassen. Während des Einlesens werden alle Leerzeichen und Tabulatoren entfernt und so eine lesbare Formatierung ermöglicht. Des weiteren werden alle Leerzeilen ignoriert.</text:span></text:p>
      <text:h text:style-name="Heading_20_2" text:outline-level="2"><text:bookmark-start text:name="__RefHeading__288_1511015752"/>shortesPathBroad(String, String)<text:bookmark-end text:name="__RefHeading__288_1511015752"/></text:h>
      <text:p text:style-name="Text_20_body"><text:span text:style-name="T14">Wandelt den Weg, der durch </text:span><text:span text:style-name="T6">shortesPathBroadStringList(String </text:span><text:span text:style-name="T13">source</text:span><text:span text:style-name="T6">, String </text:span><text:span text:style-name="T13">target</text:span><text:span text:style-name="T6">) </text:span><text:span text:style-name="T14">ermittelt wurde, in eine Liste aus GKAEdges um, hierdurch wird die graphische Ausgabe erleichtert.</text:span></text:p>
      <text:h text:style-name="P43" text:outline-level="1"><text:bookmark-start text:name="__RefHeading__290_1511015752"/>Die Breitensuche<text:bookmark-end text:name="__RefHeading__290_1511015752"/></text:h>
      <text:p text:style-name="P7">Die Breitensuche ist teil der Wrapperklasse GKAGraph und besteht aus insgesamt 4 Funktionen:</text:p>
      <text:list xml:id="list3260196938798129514" text:style-name="L2">
        <text:list-item>
          <text:p text:style-name="P21"><text:span text:style-name="T15">public</text:span><text:span text:style-name="T6"> List&lt;String&gt; shortesPathBroadStringList(String </text:span><text:span text:style-name="T13">source</text:span><text:span text:style-name="T6">, String </text:span><text:span text:style-name="T13">target</text:span><text:span text:style-name="T6">)</text:span></text:p>
        </text:list-item>
        <text:list-item>
          <text:p text:style-name="P21"><text:span text:style-name="T15">private</text:span><text:span text:style-name="T6"> String moveEdge(GKAEdge </text:span><text:span text:style-name="T13">edge</text:span><text:span text:style-name="T6">, String </text:span><text:span text:style-name="T13">source</text:span><text:span text:style-name="T6">)</text:span></text:p>
        </text:list-item>
        <text:list-item>
          <text:p text:style-name="P21"><text:span text:style-name="T15">private</text:span><text:span text:style-name="T6"> Set&lt;GKAEdge&gt; getAccessibleEdges(String </text:span><text:span text:style-name="T13">source</text:span><text:span text:style-name="T6">)</text:span></text:p>
        </text:list-item>
        <text:list-item>
          <text:p text:style-name="P21"><text:span text:style-name="T15">private</text:span><text:span text:style-name="T6"> </text:span><text:span text:style-name="T15">boolean</text:span><text:span text:style-name="T6"> isEdgeAccessible(GKAEdge </text:span><text:span text:style-name="T13">edge</text:span><text:span text:style-name="T6">, String </text:span><text:span text:style-name="T8">source</text:span><text:span text:style-name="T6">)</text:span></text:p>
          <text:p text:style-name="P22"/>
        </text:list-item>
      </text:list>
      <text:p text:style-name="Text_20_body"><text:span text:style-name="T19">Einzig nach außen sichtbar ist die Funktion <text:s/></text:span><text:span text:style-name="T7">shortesPathBroadStringList. </text:span><text:span text:style-name="T16">Somit wurde bei den anderen Funktionen davon ausgegangen, das sie richtig genutzt werden!</text:span></text:p>
      <text:h text:style-name="Heading_20_2" text:outline-level="2"><text:bookmark-start text:name="__RefHeading__292_1511015752"/>Prinzipielle Vorgehensweise unseres Algorithmus <text:bookmark-end text:name="__RefHeading__292_1511015752"/></text:h>
      <text:p text:style-name="P15"><draw:frame draw:style-name="fr2" draw:name="BreitensuchAlgorithmus" text:anchor-type="paragraph" svg:width="17cm" svg:height="9.999cm" draw:z-index="1"><draw:image xlink:href="Pictures/2000000900004ED4000030FE44F1335B.svm" xlink:type="simple" xlink:show="embed" xlink:actuate="onLoad"/></draw:frame>Der Algorithmus Starte mit einer Liste, die den Weg „Source“ enthält. Und trägt auch den Source in die liste der ReachedTargets ein.</text:p>
      <text:p text:style-name="P16">In jedem Iterationsschritt wird der eine neue Liste aus Wegen erstellt, die um die Targets der Vorgängerliste erweitert werden. Ist das Target auch das gesuchte Ziel, wird die Iteration mittels return abgebrochen, und der Weg zurückgeben. <text:span text:style-name="T17">Ist das Target in der Liste der ReachedTargets, wird dieser Weg nicht weiter verfolgt. Der Iterationsabbruch erfolgt spätestens, wenn die Liste leer ist, also wenn alle erreichbaren Knoten erreicht wurden.</text:span></text:p>
      <text:p text:style-name="P16"><text:span text:style-name="T17">Die maximal Größe des Graphen ist für diesen Algorithmus theoretisch unbegrenzt, es ist jedoch eine technische Grenze vorhanden. Die Maximallänge von A nach B darf maximal Integer.Max() Knoten lang sein. Dies gilt auch für die Anzahl der Knoten, sowie für die Anzahl möglicher Wege. Diese Begrenzung liegt an den intern verwendeten ArrayLists, denn diese haben eine maximale Elementanzahl. Es kann jedoch jede beliebige andere Liste verwendet, die die Reihenfolge der Element beibehält.</text:span></text:p>
      <text:h text:style-name="P46" text:outline-level="1">Dokumentation der Testfälle</text:h>
      <text:h text:style-name="P28" text:outline-level="1"/>
      <text:h text:style-name="Heading_20_2" text:outline-level="2">Testen des Einlesens der Graphen</text:h>
      <text:h text:style-name="P28" text:outline-level="1">Es müssen alle Graphen getestet werden, die die verschiedenen Informationen und Formatierungen in den gespeicherten Dateien beinhalten. Dafür wurden test-intern äquivalente Graphen zu denen aus der Beispieldatei erstellt. Diese wurden eingelesen und die Ergebnisse der jeweils gleichen Graphen mit assertEquals verglichen. </text:h>
      <text:h text:style-name="Heading_20_2" text:outline-level="2">Testen des Speichern des Graphen</text:h>
      <text:p text:style-name="Text_20_body"/>
      <text:h text:style-name="Heading_20_2" text:outline-level="2">Testen der Breitensuche <text:s/></text:h>
      <text:p text:style-name="P29">Beim Testen der Breitensuche müssen mehrere zu erwartende Fehler abgedeckt werden.</text:p>
      <text:h text:style-name="P47" text:outline-level="3">Gerichteter Graph</text:h>
      <text:p text:style-name="P29">Bei den gerichteten Graphen darf eine Kante nur in die vorgegebene Richtung zu durchlaufen sein. Ein umgekehrtes Durchlaufen soll null zurückgeben. </text:p>
      <text:h text:style-name="P47" text:outline-level="3">Ungerichteter/Gerichteter Graph</text:h>
      <text:p text:style-name="P29">Durch die Eingabe des Source und Target soll der kürzeste Weg ermittelt werden. Dies wird an einem Beispielfall getestet, bei dem der kürzeste Weg bekannt ist. <text:span text:style-name="T26">Es soll ermittelt werden, ob der kürzeste Weg auch zuverlässig gefunden wird, wenn es mehrere verschieden lange Wege vom Source zum Target gibt.</text:span></text:p>
      <text:p text:style-name="P29">Da es <text:span text:style-name="T26">Graphen mit mehreren gleichlangen Wegen zwischen zwei Knoten gibt, muss getestet werden, ob ein Weg mit der kürzesten Länge gefunden wird. </text:span></text:p>
      <text:p text:style-name="P31">Wenn keine Verbindung zwischen dem Source und dem Target besteht soll null zurückgegeben werden. Es darf keine Schleife beim Durchlaufen des Wegen entstehen. </text:p>
      <text:p text:style-name="P31"/>
      <text:p text:style-name="P29"/>
      <text:p text:style-name="P30"/>
      <text:h text:style-name="P43" text:outline-level="1"><text:bookmark-start text:name="__RefHeading__424_1749958697"/>Beantwortung der Fragen <text:span text:style-name="T25">aus Aufgabe 1</text:span><text:bookmark-end text:name="__RefHeading__424_1749958697"/></text:h>
      <text:h text:style-name="Heading_20_2" text:outline-level="2"><text:bookmark-start text:name="__RefHeading__426_1749958697"/>Frage 1<text:bookmark-end text:name="__RefHeading__426_1749958697"/></text:h>
      <text:p text:style-name="Text_20_body"><text:span text:style-name="T22">F</text:span>rage:</text:p>
      <text:p text:style-name="Text_20_body"><text:tab/>Was passiert, wenn Knotennamen mehrfach auftreten?</text:p>
      <text:p text:style-name="Text_20_body">Antwort:</text:p>
      <text:p text:style-name="Text_20_body"><text:tab/>Wenn Knotennamen beim Einlesen einer Datei mehrfach auftreten, werden sie als derselbe <text:tab/>Knoten interpretiert. Sollte es programmtechnisch doch möglich sein dem Graphen Knoten <text:tab/>mit dem gleichen Namen zuzuführen, würde der Breitensuchalgorithmus nicht mehr <text:tab/>funktionieren. Wenn man gleiche Knotennamen haben wollte, müsste man eine <text:tab/>Knotenklasse einführen, die mit einer UniqueID versehen wird.</text:p>
      <text:h text:style-name="Heading_20_2" text:outline-level="2"><text:bookmark-start text:name="__RefHeading__428_1749958697"/>Frage 2<text:bookmark-end text:name="__RefHeading__428_1749958697"/></text:h>
      <text:p text:style-name="P24">Frage: </text:p>
      <text:p text:style-name="Text_20_body"><text:span text:style-name="T22"><text:tab/></text:span>Wie unterscheidet sich der BFS für gerichtete und ungerichtete Graphen?</text:p>
      <text:p text:style-name="P25">Antwort:</text:p>
      <text:p text:style-name="P25"><text:tab/>Unser Algorithmus unterscheidet sich funktioniert für beide Graphentypen gleich. Dies <text:tab/>erfolgt durch die Prüfung, ob eine an einem Knoten anliegende Kante begehbar ist. Bei <text:tab/>gerichteten Graphen ist eine Kante nur von Source → Target begehbar, bei ungerichteten <text:tab/>auch von Target → Source. <text:span text:style-name="T23">Im allgemeinen können ungerichtete Graph auch als gerichtete <text:tab/>Graphen mit bidirektionalen Kanten aufgefasst werden.</text:span></text:p>
      <text:h text:style-name="Heading_20_2" text:outline-level="2"><text:bookmark-start text:name="__RefHeading__430_1749958697"/>Frage 3<text:bookmark-end text:name="__RefHeading__430_1749958697"/></text:h>
      <text:p text:style-name="P27">Frage: </text:p>
      <text:p text:style-name="Text_20_body"><text:span text:style-name="T23"><text:tab/></text:span>Wie können Sie testen, dass Ihre Implementierung auch für sehr große Graphen richtig ist?</text:p>
      <text:p text:style-name="P27">Antwort: </text:p>
      <text:p text:style-name="P27"><text:tab/>Dies ist nicht Testbar. Man kann zwar sehr große Graphen testen, es gibt jedoch immer einen <text:tab/>noch größeren Graphen geben. Man kann nur testen, ob ein durch die Speicherung (z.B. <text:tab/>ArrayList) vorgegebene <text:span text:style-name="T24">Größe</text:span> erreicht werden kann. Ob z.B. der Breitensuchalgorithmus <text:tab/>für alle Graphen funktioniert, kann <text:span text:style-name="T24">m</text:span>an nur durch vollständige Induktion zeigen.</text:p>
      <text:p text:style-name="P27"/>
      <text:p text:style-name="P26"/>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sans-serif" svg:font-family="sans-serif"/>
    <style:font-face style:name="Consolas" svg:font-family="Consolas" style:font-family-generic="roman"/>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Footer" style:family="paragraph" style:parent-style-name="Standard" style:class="extra"/>
    <style:style style:name="Contents_20_Heading" style:display-name="Contents Heading" style:family="paragraph" style:parent-style-name="Heading" style:class="index"/>
    <style:style style:name="Contents_20_1" style:display-name="Contents 1" style:family="paragraph" style:parent-style-name="Index" style:class="index"/>
    <style:style style:name="Contents_20_2" style:display-name="Contents 2" style:family="paragraph" style:parent-style-name="Index" style:class="index"/>
    <style:style style:name="Table_20_Contents" style:display-name="Table Contents" style:family="paragraph" style:parent-style-name="Standard" style:class="extra"/>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officeooo:rsid="0028b959"/>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Seite </text:span><text:page-number text:select-page="current">8</text:page-number>/<text:page-count>8</text:page-count></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10-06T07:27:26.104000000</meta:creation-date>
    <meta:generator>LibreOffice/4.2.6.3$Windows_x86 LibreOffice_project/3fd416d4c6db7d3204c17ce57a1d70f6e531ee21</meta:generator>
    <dc:date>2014-10-08T19:34:58.046000000</dc:date>
    <meta:editing-duration>PT7H31M37S</meta:editing-duration>
    <meta:editing-cycles>17</meta:editing-cycles>
    <meta:document-statistic meta:table-count="1" meta:image-count="2" meta:object-count="0" meta:page-count="8" meta:paragraph-count="110" meta:word-count="1115" meta:character-count="7861" meta:non-whitespace-character-count="6832"/>
  </office:meta>
</office:document-meta>
</file>